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Tableau1" style:family="table">
      <style:table-properties style:width="25.698cm" table:align="left" fo:background-color="transparent" style:shadow="none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3.209cm"/>
    </style:style>
    <style:style style:name="Tableau1.B" style:family="table-column">
      <style:table-column-properties style:column-width="5.092cm"/>
    </style:style>
    <style:style style:name="Tableau1.C" style:family="table-column">
      <style:table-column-properties style:column-width="4.598cm"/>
    </style:style>
    <style:style style:name="Tableau1.D" style:family="table-column">
      <style:table-column-properties style:column-width="4.397cm"/>
    </style:style>
    <style:style style:name="Tableau1.E" style:family="table-column">
      <style:table-column-properties style:column-width="4.3cm"/>
    </style:style>
    <style:style style:name="Tableau1.F" style:family="table-column">
      <style:table-column-properties style:column-width="4.002cm"/>
    </style:style>
    <style:style style:name="Tableau1.G" style:family="table-column">
      <style:table-column-properties style:column-width="0.099cm"/>
    </style:style>
    <style:style style:name="Tableau1.1" style:family="table-row">
      <style:table-row-properties style:min-row-height="0.7cm"/>
    </style:style>
    <style:style style:name="Tableau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cm" fo:border-left="none" fo:border-right="none" fo:border-top="2pt solid #000000" fo:border-bottom="2pt solid #000000" style:writing-mode="page">
        <style:background-image/>
      </style:table-cell-properties>
    </style:style>
    <style:style style:name="Tableau1.2" style:family="table-row">
      <style:table-row-properties style:row-height="3.51cm"/>
    </style:style>
    <style:style style:name="Tableau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D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E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F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3" style:family="table-row">
      <style:table-row-properties style:row-height="3.51cm" fo:keep-together="auto"/>
    </style:style>
    <style:style style:name="Tableau1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D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E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F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D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E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F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5" style:family="table-row">
      <style:table-row-properties style:row-height="3.51cm" fo:background-color="transparent" fo:keep-together="auto">
        <style:background-image/>
      </style:table-row-properties>
    </style:style>
    <style:style style:name="Tableau1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au1.B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au1.C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au1.D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au1.E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au1.F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06ee" officeooo:paragraph-rsid="000506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06ee" officeooo:paragraph-rsid="000506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c8a0" officeooo:paragraph-rsid="0006c8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a8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1018" officeooo:paragraph-rsid="000b1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4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df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Roboto" officeooo:rsid="000fa6df" officeooo:paragraph-rsid="0010795d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079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352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50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fea0"/>
    </style:style>
    <style:style style:name="T2" style:family="text">
      <style:text-properties officeooo:rsid="000fa6df"/>
    </style:style>
    <style:style style:name="T3" style:family="text">
      <style:text-properties officeooo:rsid="000a8a4a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c487e" style:font-size-asian="12pt" style:font-size-complex="12pt"/>
    </style:style>
    <style:style style:name="T6" style:family="text">
      <style:text-properties officeooo:rsid="0010795d"/>
    </style:style>
    <style:style style:name="T7" style:family="text">
      <style:text-properties officeooo:rsid="00126b1a"/>
    </style:style>
    <style:style style:name="T8" style:family="text">
      <style:text-properties officeooo:rsid="001352f9"/>
    </style:style>
    <style:style style:name="T9" style:family="text">
      <style:text-properties officeooo:rsid="001500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Elegant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1">Élève/semaine</text:p>
          </table:table-cell>
          <table:table-cell table:style-name="Tableau1.A1" office:value-type="string">
            <text:p text:style-name="P1">1 <text:span text:style-name="T8">(20-24)</text:span><text:span text:style-name="T9">M</text:span></text:p>
          </table:table-cell>
          <table:table-cell table:style-name="Tableau1.A1" office:value-type="string">
            <text:p text:style-name="P1">2 <text:span text:style-name="T8">(27-31)</text:span><text:span text:style-name="T9">M</text:span></text:p>
          </table:table-cell>
          <table:table-cell table:style-name="Tableau1.A1" office:value-type="string">
            <text:p text:style-name="P1">3 <text:span text:style-name="T8">(03-07)</text:span><text:span text:style-name="T9">A</text:span></text:p>
          </table:table-cell>
          <table:table-cell table:style-name="Tableau1.A1" office:value-type="string">
            <text:p text:style-name="P1">4 <text:span text:style-name="T8">(10-14)</text:span><text:span text:style-name="T9">A</text:span></text:p>
          </table:table-cell>
          <table:table-cell table:style-name="Tableau1.A1" office:value-type="string">
            <text:p text:style-name="P1">5 <text:span text:style-name="T8">(17-21)</text:span><text:span text:style-name="T9">A</text:span></text:p>
          </table:table-cell>
          <table:table-cell table:style-name="Tableau1.G1" table:number-rows-spanned="5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RÉMY</text:p>
          </table:table-cell>
          <table:table-cell table:style-name="Tableau1.B2" office:value-type="string">
            <text:p text:style-name="P8">- Ajout Derniere methode et <text:span text:style-name="T2">attribut</text:span></text:p>
            <text:p text:style-name="P8"/>
            <text:p text:style-name="P9">- <text:span text:style-name="T3">Class </text:span><text:span text:style-name="T2">Element</text:span></text:p>
          </table:table-cell>
          <table:table-cell table:style-name="Tableau1.C2" office:value-type="string">
            <text:p text:style-name="P5">- Class <text:span text:style-name="T2">Animal et les animaux</text:span></text:p>
          </table:table-cell>
          <table:table-cell table:style-name="Tableau1.D2" office:value-type="string">
            <text:p text:style-name="P8">- Class <text:span text:style-name="T2">Human</text:span></text:p>
          </table:table-cell>
          <table:table-cell table:style-name="Tableau1.E2" office:value-type="string">
            <text:p text:style-name="P10">- premier test</text:p>
          </table:table-cell>
          <table:table-cell table:style-name="Tableau1.F2" office:value-type="string">
            <text:p text:style-name="P13"><text:span text:style-name="T5">- </text:span><text:span text:style-name="T4">finition</text:span></text:p>
          </table:table-cell>
          <table:covered-table-cell table:style-name="Tableau1.G1"/>
        </table:table-row>
        <table:table-row table:style-name="Tableau1.3">
          <table:table-cell table:style-name="Tableau1.A2" office:value-type="string">
            <text:p text:style-name="P2">TOM</text:p>
          </table:table-cell>
          <table:table-cell table:style-name="Tableau1.B3" office:value-type="string">
            <text:p text:style-name="P10">- Pygame (test)</text:p>
            <text:p text:style-name="P10"/>
            <text:p text:style-name="P10">- Design sprite<text:span text:style-name="T8">s</text:span></text:p>
          </table:table-cell>
          <table:table-cell table:style-name="Tableau1.C3" office:value-type="string">
            <text:p text:style-name="P15">- Class Terrain</text:p>
          </table:table-cell>
          <table:table-cell table:style-name="Tableau1.D3" office:value-type="string">
            <text:p text:style-name="P3">- Pygame (<text:span text:style-name="T1">implémentation</text:span>)</text:p>
            <text:p text:style-name="P3"/>
            <text:p text:style-name="P3">- <text:span text:style-name="T2">animation des sprite</text:span><text:span text:style-name="T8">s</text:span></text:p>
          </table:table-cell>
          <table:table-cell table:style-name="Tableau1.E3" office:value-type="string">
            <text:p text:style-name="P3">- <text:span text:style-name="T2">test des interactions</text:span></text:p>
          </table:table-cell>
          <table:table-cell table:style-name="Tableau1.F3" office:value-type="string">
            <text:p text:style-name="P13"><text:span text:style-name="T5">- </text:span><text:span text:style-name="T4">finition</text:span></text:p>
          </table:table-cell>
          <table:covered-table-cell table:style-name="Tableau1.G1"/>
        </table:table-row>
        <table:table-row table:style-name="Tableau1.3">
          <table:table-cell table:style-name="Tableau1.A2" office:value-type="string">
            <text:p text:style-name="P2">ELIOTT</text:p>
          </table:table-cell>
          <table:table-cell table:style-name="Tableau1.B4" office:value-type="string">
            <text:p text:style-name="P8">- Construction architecture des fichiers</text:p>
            <text:p text:style-name="P10"/>
            <text:p text:style-name="P10">- Prototype de toute<text:span text:style-name="T8">s</text:span> les <text:span text:style-name="T7">Class</text:span></text:p>
          </table:table-cell>
          <table:table-cell table:style-name="Tableau1.C4" office:value-type="string">
            <text:p text:style-name="P14">- Class Ressource et héritier</text:p>
          </table:table-cell>
          <table:table-cell table:style-name="Tableau1.D4" office:value-type="string">
            <text:p text:style-name="P16"/>
          </table:table-cell>
          <table:table-cell table:style-name="Tableau1.E4" office:value-type="string">
            <text:p text:style-name="P6">- <text:span text:style-name="T2">Class Car</text:span></text:p>
            <text:p text:style-name="P6"/>
            <text:p text:style-name="P6">- <text:span text:style-name="T2">ajout des dernière</text:span><text:span text:style-name="T8">s</text:span><text:span text:style-name="T2"> feature</text:span><text:span text:style-name="T8">s</text:span></text:p>
          </table:table-cell>
          <table:table-cell table:style-name="Tableau1.F4" office:value-type="string">
            <text:p text:style-name="P13"><text:span text:style-name="T5">- </text:span><text:span text:style-name="T4">finition</text:span></text:p>
          </table:table-cell>
          <table:covered-table-cell table:style-name="Tableau1.G1"/>
        </table:table-row>
        <table:table-row table:style-name="Tableau1.5">
          <table:table-cell table:style-name="Tableau1.A5" office:value-type="string">
            <text:p text:style-name="P4">KHEDA</text:p>
          </table:table-cell>
          <table:table-cell table:style-name="Tableau1.B5" office:value-type="string">
            <text:p text:style-name="P10">- Design option/bouton</text:p>
          </table:table-cell>
          <table:table-cell table:style-name="Tableau1.C5" office:value-type="string">
            <text:p text:style-name="P10">- Classe Accueil et Setting</text:p>
          </table:table-cell>
          <table:table-cell table:style-name="Tableau1.D5" office:value-type="string">
            <text:p text:style-name="P3">- <text:span text:style-name="T2">test accueil et option</text:span></text:p>
          </table:table-cell>
          <table:table-cell table:style-name="Tableau1.E5" office:value-type="string">
            <text:p text:style-name="P7">- <text:span text:style-name="T2">finition des options</text:span></text:p>
          </table:table-cell>
          <table:table-cell table:style-name="Tableau1.F5" office:value-type="string">
            <text:p text:style-name="P13"><text:span text:style-name="T5">- </text:span><text:span text:style-name="T4">finition</text:span></text:p>
          </table:table-cell>
          <table:covered-table-cell table:style-name="Tableau1.G1"/>
        </table:table-row>
      </table:table>
      <text:p text:style-name="Standard"/>
      <text:p text:style-name="Standard"/>
      <text:p text:style-name="P11">20 mars – <text:span text:style-name="T6">24</text:span> avri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21:54.693000000</meta:creation-date>
    <dc:date>2023-03-29T20:14:26.038329947</dc:date>
    <meta:editing-duration>PT3H42M58S</meta:editing-duration>
    <meta:editing-cycles>15</meta:editing-cycles>
    <meta:generator>LibreOffice/7.5.1.2$Linux_X86_64 LibreOffice_project/50$Build-2</meta:generator>
    <meta:document-statistic meta:table-count="1" meta:image-count="0" meta:object-count="0" meta:page-count="1" meta:paragraph-count="35" meta:word-count="109" meta:character-count="599" meta:non-whitespace-character-count="524"/>
  </office:meta>
</office:document-meta>
</file>